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Times New Roman1" svg:font-family="'Times New Roman'" style:font-family-generic="roman"/>
    <style:font-face style:name="Arial-BoldMT" svg:font-family="Arial-BoldMT, Arial" style:font-family-generic="swis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3"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text-properties fo:font-size="12pt" fo:font-weight="normal" style:font-size-asian="12pt" style:font-weight-asian="normal" style:font-weight-complex="normal"/>
    </style:style>
    <style:style style:name="P6" style:family="paragraph" style:parent-style-name="Standard">
      <style:paragraph-properties fo:line-height="100%" fo:text-align="justify" style:justify-single-word="false"/>
      <style:text-properties fo:font-size="12pt" fo:language="es" fo:country="MX" fo:font-weight="normal" style:font-size-asian="12pt" style:font-weight-asian="normal" style:font-weight-complex="normal"/>
    </style:style>
    <style:style style:name="P7" style:family="paragraph" style:parent-style-name="Standard">
      <style:paragraph-properties fo:line-height="100%" fo:text-align="justify" style:justify-single-word="false"/>
      <style:text-properties fo:color="#000000" fo:font-size="12pt" fo:language="es" fo:country="MX" fo:font-weight="normal" style:font-size-asian="12pt" style:font-weight-asian="normal" style:font-weight-complex="normal"/>
    </style:style>
    <style:style style:name="P8" style:family="paragraph" style:parent-style-name="Standard">
      <style:paragraph-properties fo:line-height="100%" fo:text-align="justify" style:justify-single-word="false"/>
      <style:text-properties fo:color="#000000" style:font-name="Times New Roman1" fo:font-size="12pt" fo:language="es" fo:country="MX" fo:font-weight="normal" style:font-size-asian="12pt" style:font-weight-asian="normal" style:font-weight-complex="normal"/>
    </style:style>
    <style:style style:name="P9" style:family="paragraph" style:parent-style-name="Standard">
      <style:paragraph-properties fo:line-height="100%" fo:text-align="justify" style:justify-single-word="false"/>
      <style:text-properties fo:color="#000000" style:font-name="Times New Roman1" fo:font-size="12pt" fo:language="es" fo:country="MX" fo:font-weight="normal" style:font-size-asian="12pt" style:language-asian="es" style:country-asian="AR" style:font-weight-asian="normal" style:font-name-complex="Courier 10 Pitch" style:font-size-complex="10.5pt" style:font-weight-complex="normal"/>
    </style:style>
    <style:style style:name="P10" style:family="paragraph" style:parent-style-name="Standard">
      <style:paragraph-properties fo:line-height="100%" fo:text-align="justify" style:justify-single-word="false"/>
      <style:text-properties fo:color="#000000" style:font-name="Times New Roman1" fo:font-size="12pt" fo:language="es" fo:country="MX" fo:font-weight="normal" fo:background-color="transparent" style:font-size-asian="12pt" style:font-weight-asian="normal" style:font-weight-complex="normal"/>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Sangría_20_2_20_de_20_t._20_independiente">
      <style:paragraph-properties fo:margin-left="6.535cm" fo:margin-right="0cm" fo:text-indent="-6.562cm" style:auto-text-indent="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fo:language="es" fo:country="ES"/>
    </style:style>
    <style:style style:name="P16" style:family="paragraph" style:parent-style-name="Text_20_body">
      <style:paragraph-properties fo:text-align="start" style:justify-single-word="false"/>
      <style:text-properties fo:language="es" fo:country="MX"/>
    </style:style>
    <style:style style:name="P17" style:family="paragraph" style:parent-style-name="Text_20_body">
      <style:paragraph-properties fo:margin-left="0cm" fo:margin-right="0cm" fo:text-indent="0.501cm" style:auto-text-indent="false"/>
    </style:style>
    <style:style style:name="P18" style:family="paragraph" style:parent-style-name="Standard">
      <style:paragraph-properties fo:margin-left="0cm" fo:margin-right="0cm" fo:text-align="justify" style:justify-single-word="false" fo:text-indent="0.753cm" style:auto-text-indent="false"/>
    </style:style>
    <style:style style:name="P19" style:family="paragraph" style:parent-style-name="Standard">
      <style:paragraph-properties fo:margin-left="5.353cm" fo:margin-right="0cm" fo:text-align="justify" style:justify-single-word="false" fo:text-indent="-5.332cm" style:auto-text-indent="false">
        <style:tab-stops/>
      </style:paragraph-properties>
    </style:style>
    <style:style style:name="P20" style:family="paragraph" style:parent-style-name="Standard">
      <style:paragraph-properties fo:margin-left="0cm" fo:margin-right="0cm" fo:line-height="100%" fo:text-indent="0.815cm" style:auto-text-indent="false"/>
      <style:text-properties fo:font-size="12pt" fo:font-weight="normal" style:font-size-asian="12pt" style:font-weight-asian="normal" style:font-weight-complex="normal"/>
    </style:style>
    <style:style style:name="P21" style:family="paragraph" style:parent-style-name="Standard">
      <style:paragraph-properties fo:margin-left="0cm" fo:margin-right="0cm" fo:line-height="100%" fo:text-align="justify" style:justify-single-word="false" fo:text-indent="0.815cm" style:auto-text-indent="false"/>
      <style:text-properties fo:font-size="12pt" fo:font-weight="normal" style:font-size-asian="12pt" style:font-weight-asian="normal" style:font-weight-complex="normal"/>
    </style:style>
    <style:style style:name="P22" style:family="paragraph" style:parent-style-name="Standard">
      <style:paragraph-properties fo:margin-left="0cm" fo:margin-right="0cm" fo:line-height="100%" fo:text-align="justify" style:justify-single-word="false" fo:text-indent="0.815cm" style:auto-text-indent="false"/>
      <style:text-properties fo:color="#000000" fo:font-size="12pt" fo:font-weight="normal" style:font-size-asian="12pt" style:font-weight-asian="normal" style:font-weight-complex="normal"/>
    </style:style>
    <style:style style:name="P23" style:family="paragraph" style:parent-style-name="Standard">
      <style:paragraph-properties fo:margin-left="0cm" fo:margin-right="0cm" fo:line-height="100%" fo:text-indent="0.732cm" style:auto-text-indent="false"/>
      <style:text-properties fo:font-size="12pt" fo:font-weight="normal" style:font-size-asian="12pt" style:font-weight-asian="normal" style:font-weight-complex="normal"/>
    </style:style>
    <style:style style:name="P24" style:family="paragraph" style:parent-style-name="Standard">
      <style:paragraph-properties fo:margin-left="0cm" fo:margin-right="0cm" fo:line-height="100%" fo:text-align="justify" style:justify-single-word="false" fo:text-indent="0.732cm" style:auto-text-indent="false"/>
      <style:text-properties fo:font-size="12pt" fo:font-weight="normal" style:font-size-asian="12pt" style:font-weight-asian="normal" style:font-weight-complex="normal"/>
    </style:style>
    <style:style style:name="P25" style:family="paragraph" style:parent-style-name="Standard">
      <style:paragraph-properties fo:margin-left="0cm" fo:margin-right="0cm" fo:line-height="100%" fo:text-align="justify" style:justify-single-word="false" fo:text-indent="0.732cm" style:auto-text-indent="false" style:text-autospace="none"/>
      <style:text-properties fo:font-size="12pt" fo:font-weight="normal" style:font-size-asian="12pt" style:font-weight-asian="normal" style:font-weight-complex="normal"/>
    </style:style>
    <style:style style:name="P26" style:family="paragraph" style:parent-style-name="Standard">
      <style:paragraph-properties fo:margin-left="0cm" fo:margin-right="0cm" fo:line-height="100%" fo:text-indent="0.732cm" style:auto-text-indent="false" style:text-autospace="none"/>
      <style:text-properties style:font-name="Arial-BoldMT" fo:font-weight="normal" style:font-weight-asian="normal" style:font-name-complex="Arial-BoldMT" style:font-weight-complex="normal"/>
    </style:style>
    <style:style style:name="P27" style:family="paragraph" style:parent-style-name="Standard">
      <style:paragraph-properties fo:margin-left="-0.002cm" fo:margin-right="-0.164cm" fo:line-height="100%" fo:text-align="justify" style:justify-single-word="false" fo:text-indent="0cm" style:auto-text-indent="false"/>
      <style:text-properties fo:color="#000000" style:font-name="Times New Roman1" fo:font-size="12pt" fo:language="es" fo:country="MX" fo:font-weight="normal" style:font-size-asian="12pt" style:language-asian="es" style:country-asian="AR" style:font-weight-asian="normal" style:font-name-complex="Courier 10 Pitch" style:font-size-complex="10.5pt" style:font-weight-complex="normal"/>
    </style:style>
    <style:style style:name="P28" style:family="paragraph" style:parent-style-name="Standard">
      <style:paragraph-properties fo:margin-left="0cm" fo:margin-right="0cm" fo:line-height="100%" fo:text-align="justify" style:justify-single-word="false" fo:text-indent="0.009cm" style:auto-text-indent="false"/>
      <style:text-properties fo:color="#000000" fo:font-size="12pt" fo:language="es" fo:country="MX" fo:font-weight="normal" style:font-size-asian="12pt" style:font-weight-asian="normal" style:font-weight-complex="normal"/>
    </style:style>
    <style:style style:name="P29" style:family="paragraph" style:parent-style-name="Text_20_body_20_indent">
      <style:text-properties fo:font-size="12pt" fo:font-weight="normal" style:font-size-asian="12pt" style:font-weight-asian="normal" style:font-weight-complex="normal"/>
    </style:style>
    <style:style style:name="P30" style:family="paragraph" style:parent-style-name="Standard">
      <style:paragraph-properties fo:margin-left="4.152cm" fo:margin-right="0cm" fo:line-height="100%" fo:text-align="justify" style:justify-single-word="false" fo:text-indent="-4.131cm" style:auto-text-indent="false">
        <style:tab-stops/>
      </style:paragraph-properties>
      <style:text-properties fo:font-size="12pt" fo:font-weight="normal" style:font-size-asian="12pt" style:font-weight-asian="normal" style:font-weight-complex="normal"/>
    </style:style>
    <style:style style:name="P31" style:family="paragraph" style:parent-style-name="Standard" style:master-page-name="Standard">
      <style:paragraph-properties fo:text-align="center" style:justify-single-word="false" style:page-number="auto"/>
      <style:text-properties fo:language="es" fo:country="MX" style:text-underline-style="none" fo:font-weight="normal" style:font-weight-asian="normal" style:font-weight-complex="normal"/>
    </style:style>
    <style:style style:name="P32" style:family="paragraph" style:parent-style-name="Header">
      <style:paragraph-properties fo:text-align="center" style:justify-single-word="false"/>
      <style:text-properties style:font-name="Trebuchet MS" fo:font-size="8pt" fo:font-weight="bold" style:font-size-asian="8pt" style:font-weight-asian="bold" style:font-name-complex="Trebuchet MS" style:font-size-complex="8pt"/>
    </style:style>
    <style:style style:name="P33"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size="5pt" fo:font-weight="bold" style:font-size-asian="5pt" style:font-weight-asian="bold" style:font-size-complex="5pt" style:font-weight-complex="bold"/>
    </style:style>
    <style:style style:name="T4" style:family="text">
      <style:text-properties fo:font-size="12pt" fo:font-weight="normal" style:font-size-asian="12pt" style:font-weight-asian="normal" style:font-weight-complex="normal"/>
    </style:style>
    <style:style style:name="T5" style:family="text">
      <style:text-properties fo:color="#000000"/>
    </style:style>
    <style:style style:name="T6" style:family="text">
      <style:text-properties fo:language="es" fo:country="MX"/>
    </style:style>
    <style:style style:name="T7" style:family="text">
      <style:text-properties fo:background-color="transparent"/>
    </style:style>
    <style:style style:name="T8" style:family="text">
      <style:text-properties fo:color="#ff3366"/>
    </style:style>
    <style:style style:name="T9" style:family="text">
      <style:text-properties style:font-name="Times New Roman1" fo:font-size="8pt" fo:font-weight="bold" style:font-size-asian="8pt" style:font-weight-asian="bold" style:font-size-complex="8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ORDENANZA 2518-CM-14 </text:p>
      <text:p text:style-name="P11"/>
      <text:p text:style-name="P4"/>
      <text:p text:style-name="P19">DESCRIPCIÓN SINTÉTICA: <text:span text:style-name="T4">DONACIÓN CON CARGO PARCELAS 19-2-E-062-01A, Y 19-2-E-062-03, AL DEPARTAMENTO PROVINCIAL DE AGUAS, RÍO NEGRO.</text:span></text:p>
      <text:p text:style-name="P12"/>
      <text:p text:style-name="P12">ANTECEDENTES</text:p>
      <text:h text:style-name="Heading_20_4" text:outline-level="4" text:is-list-header="true"/>
      <text:p text:style-name="P21">Artículos 180 y 182 de la Carta Orgánica Municipal “Funciones municipales en relación con el ambiente” y “Políticas especiales de ambiente”.</text:p>
      <text:p text:style-name="P21"/>
      <text:p text:style-name="P21">Ordenanza 2083-CM-10: Mecanismos para cesiones, comodatos, uso-habitación de inmuebles municipales.</text:p>
      <text:p text:style-name="P20"/>
      <text:p text:style-name="P21">Nota de la Superintendencia General del Departamento Provincial de Aguas, Río Negro, Nro. 488 de octubre de 2012, solicitando la intervención municipal en torno a los manantiales que afectan las parcelas 19-2-E-062-01A y 19-2-E-062-03.<text:tab/><text:tab/><text:tab/><text:tab/><text:tab/></text:p>
      <text:p text:style-name="P21">Folios parcelarios catastrales de la Provincia de Río Negro, parcelas 19-2-E-062-01A y 19-2-E-062-03, <text:span text:style-name="T5">con los cuales se <text:s/>ratifica que los inmuebles objeto de la presente ordenanza son de propiedad de la Municipalidad de la ciudad de San Carlos de Bariloche.</text:span></text:p>
      <text:p text:style-name="P22"/>
      <text:p text:style-name="P4">FUNDAMENTOS</text:p>
      <text:p text:style-name="P24"/>
      <text:p text:style-name="P24">Sobre la margen izquierda del arroyo Ñireco, en los cortes de la primera y segunda terraza a lo largo de gran parte de su recorrido, emergen vertientes que han sido consideradas con una singularidad hidrogeológica en la región, tanto por su permanencia como por su cuantía.</text:p>
      <text:p text:style-name="P23"/>
      <text:p text:style-name="P24">En particular, las ubicadas en el área donde se ha materializado el asentamiento “Vivero”, han sido consideradas por su ubicación y rendimiento para el abastecimiento de agua de la localidad de San Carlos de Bariloche desde la década del ’30.</text:p>
      <text:p text:style-name="P25"/>
      <text:p text:style-name="P25">Los manantiales Sur comprenden cuatro vertientes, las cuales son conducidas a superficie libre hacia la zona Norte mediante un puente canal sobre el Zanjón Sur. Se dispone de un by-pass para derivar las aguas en los momentos de lluvia de mediana intensidad a superiores, en tanto reciben los aportes de las aguas pluviales derivadas del barrio Vivero.</text:p>
      <text:p text:style-name="P25"/>
      <text:p text:style-name="P25">Las parcelas 19-2-E-062-1A y 02 fueron ocupadas por Obras Sanitarias de la Nación en el año 1948 para realizar la captación de agua de la ciudad de Bariloche. Es la captación conocida actualmente como “Toma Manantiales”.</text:p>
      <text:p text:style-name="P25"/>
      <text:p text:style-name="P25">La parcela 19-2-E-062-02 era de propiedad privada, por lo tanto fue expropiada y transferida a la Nación Argentina, y luego al Departamento Provincial de Aguas con la transferencia de los servicios de agua potable en la década de los ’80. Esta parcela está afectada por mensura Expte. N° 20349-12.</text:p>
      <text:p text:style-name="P25"/>
      <text:p text:style-name="P25">Las parcelas 19-2-E-062-1A y 02 eran fiscales, por lo que posteriormente quedaron bajo dominio de la Municipalidad de Bariloche. La parcela 01A está afectada por una mensura de deslinde para servidumbre del colector cloacal Expte. N° 22951-05 y la parcela <text:soft-page-break/>03 está afectada por mensura para servidumbre del colector cloacal Expte. N° 23109-05. En ambas siempre se respetó su uso para captación de agua.</text:p>
      <text:p text:style-name="P25"/>
      <text:p text:style-name="P25">Durante muchos años, este lugar ha sufrido los impactos de una urbanización desordenada, abandono, acumulación de basura, deforestación, erosión y posible contaminación, es por ello que es necesario concretar la cesión de las parcelas para asegurar la fuente de agua de la ciudad.</text:p>
      <text:p text:style-name="P25"/>
      <text:p text:style-name="P25">Frente a este conflicto y en virtud a los altos preceptos de la Carta Orgánica Municipal en cuanto a la responsabilidad indelegable e irrenunciable del Municipio de instrumentar acciones con el fin de asegurar la calidad del aire, agua y suelo de la población y reconociéndola como un bien común y garantizando el acceso a la misma como un derecho humano fundamental e inalienable, deben establecerse las medidas apropiadas para evitar la contaminación de nacientes y cabeceras de ríos y arroyos, y de todo cuerpo de agua dentro del ejido municipal.</text:p>
      <text:p text:style-name="P26"/>
      <text:p text:style-name="P24">Por lo tanto, y atendiendo además a las acciones que en este sentido también han emprendido la Defensoría del Pueblo de la Provincia de Río Negro y el propio Departamento Provincia de Aguas, y en función del valor socio cultural, económico y ambiental de este recurso, se propone la presente Ordenanza.</text:p>
      <text:p text:style-name="P18"/>
      <text:p text:style-name="Text_20_body_20_indent">AUTORA: <text:span text:style-name="T4"><text:s/>Intendenta Municipal, Lic. María Eugenia Martini.</text:span></text:p>
      <text:p text:style-name="P29"/>
      <text:p text:style-name="P30">COLABORADORES: Secretario de Desarrollo Estratégico, Mg. Horacio Fernández; Secretario de Gobierno, Alejo Arias; <text:s/>Subsecretaria de Medio Ambiente, Susana Moyano.</text:p>
      <text:p text:style-name="Text_20_body_20_indent"/>
      <text:p text:style-name="Text_20_body">El proyecto original Nº 504/13, con las modificaciones introducidas, <text:s/>fue aprobado en <text:s/>la sesión del día 29 de abril de 2014, según consta en el Acta Nº 1017/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3">ORDENANZA</text:p>
      <text:p text:style-name="P13"/>
      <table:table table:name="Tabla1" table:style-name="Tabla1">
        <table:table-column table:style-name="Tabla1.A"/>
        <table:table-column table:style-name="Tabla1.B"/>
        <table:table-row table:style-name="Tabla1.1">
          <table:table-cell table:style-name="Tabla1.A1" office:value-type="string">
            <text:p text:style-name="P15">Art. <text:s/>1°) </text:p>
          </table:table-cell>
          <table:table-cell table:style-name="Tabla1.A1" office:value-type="string">
            <text:p text:style-name="P5"><text:span text:style-name="T6">Se desafectan del dominio público municipal las parcelas denominadas catastralmente como </text:span>19-2-E-062-01A y 19-2-E-062-03<text:span text:style-name="T6">, afectándolas al dominio privado municipal.</text:span></text:p>
            <text:p text:style-name="P6"/>
          </table:table-cell>
        </table:table-row>
        <table:table-row table:style-name="Tabla1.1">
          <table:table-cell table:style-name="Tabla1.A1" office:value-type="string">
            <text:p text:style-name="P16">Art. <text:s/>2°)</text:p>
          </table:table-cell>
          <table:table-cell table:style-name="Tabla1.A1" office:value-type="string">
            <text:p text:style-name="P7">Se autoriza al Departamento Ejecutivo a donar con cargo y en forma gratuita <text:s/>al Departamento Provincial de Aguas de la Provincia de Río Negro, los inmuebles deslindados catastralmente como 19-2-E-062-01A y 19-2-E-062-03, y que tendrá como destino exclusivo la captación de agua para la provisión de la misma a la ciudad de San Carlos de Bariloche; describiéndose el cargo que asume el donatario en el artículo 3° de la presente.</text:p>
            <text:p text:style-name="P7"/>
          </table:table-cell>
        </table:table-row>
        <table:table-row table:style-name="Tabla1.1">
          <table:table-cell table:style-name="Tabla1.A1" office:value-type="string">
            <text:p text:style-name="P16">Art. <text:s/>3º) </text:p>
          </table:table-cell>
          <table:table-cell table:style-name="Tabla1.A1" office:value-type="string">
            <text:p text:style-name="P8">La donación se realiza con el cargo que el Departamento Provincial de Aguas:</text:p>
            <text:p text:style-name="P8"/>
            <text:p text:style-name="P8">1- Destine <text:s/>el predio exclusivamente para la captación de agua con el objeto de <text:s/>asegurar y preservar la fuente de agua de la ciudad de San Carlos de Bariloche.</text:p>
            <text:p text:style-name="P8"><text:soft-page-break/></text:p>
            <text:p text:style-name="P8">2- Asuma la preservación de las condiciones ambientales de las parcelas, para el resguardo de las vertientes naturales existentes en el lugar, con prohibición expresa de construir sobre ellas ningún tipo de infraestructu<text:span text:style-name="T7">ra no vinculadas con el fin previsto.</text:span></text:p>
            <text:p text:style-name="P10"/>
            <text:p text:style-name="P8">3- Se abstenga de ceder el uso del espacio a terceros, por cualquier título. </text:p>
            <text:p text:style-name="P8"/>
            <text:p text:style-name="P8">4- No abandone el inmueble.</text:p>
            <text:p text:style-name="P8"/>
            <text:p text:style-name="P8">5- Abone en tiempo y forma la Tasa de Servicios Urbanos.</text:p>
            <text:p text:style-name="P8"/>
            <text:p text:style-name="P9">6- Los gastos de escrituración corren por cuenta del Departamento Provincial de Aguas, quien debe cumplimentar el traslado de dominio en un plazo no mayor a un año de la fecha de promulgada la presente. En caso de verificarse el incumplimiento de dicha obligación el Municipio podrá asumir dichos gastos y proceder a su recupero por medio de un proceso ejecutivo, sirviendo de título habilitante la boleta de deuda que emitirá el área municipal competente. </text:p>
            <text:p text:style-name="P9"/>
          </table:table-cell>
        </table:table-row>
        <table:table-row table:style-name="Tabla1.1">
          <table:table-cell table:style-name="Tabla1.A1" office:value-type="string">
            <text:p text:style-name="P16">Art. <text:s/>4º)</text:p>
          </table:table-cell>
          <table:table-cell table:style-name="Tabla1.A1" office:value-type="string">
            <text:p text:style-name="P6"><text:span text:style-name="T5">Estará a cargo de la Subsecretaría de Medio Ambiente, la fiscalización, verificación y control del cumplimiento del cargo prescripto en el artículo 3°. De constatarse el incumplimiento del cargo,</text:span><text:span text:style-name="T8"> <text:s/></text:span><text:span text:style-name="T5">la donación quedará sin efecto, debiendo el Departamento Provincial de Aguas restituir el dominio de las parcelas al Municipio, sin derecho a indemnización alguna. </text:span></text:p>
            <text:p text:style-name="P7">Se dará transcripción del contenido de la presente Ordenanza en las escrituras traslativas de dominio.</text:p>
            <text:p text:style-name="P7"/>
          </table:table-cell>
        </table:table-row>
        <table:table-row table:style-name="Tabla1.1">
          <table:table-cell table:style-name="Tabla1.A1" office:value-type="string">
            <text:p text:style-name="P16">Art. <text:s/>5º)</text:p>
            <text:p text:style-name="P16"/>
            <text:p text:style-name="P16"/>
          </table:table-cell>
          <table:table-cell table:style-name="Tabla1.A1" office:value-type="string">
            <text:p text:style-name="P27">El Departamento Provincial de Aguas será responsable del mantenimiento del predio y del estricto cumplimiento del cargo que se le impone en el artículo 3° a partir de la promulgación de la presente. </text:p>
            <text:p text:style-name="P27"/>
          </table:table-cell>
        </table:table-row>
        <table:table-row table:style-name="Tabla1.1">
          <table:table-cell table:style-name="Tabla1.A1" office:value-type="string">
            <text:p text:style-name="P16">Art. <text:s/>6°) </text:p>
          </table:table-cell>
          <table:table-cell table:style-name="Tabla1.A1" office:value-type="string">
            <text:p text:style-name="P28">Se encomienda al Instituto Municipal de Tierra y Vivienda para el Hábitat Social, registrar la situación que motiva la presente Ordenanza, al tenor de lo dispuesto en la Ordenanza 2083-CM-10.</text:p>
            <text:p text:style-name="P28"/>
          </table:table-cell>
        </table:table-row>
        <table:table-row table:style-name="Tabla1.1">
          <table:table-cell table:style-name="Tabla1.A1" office:value-type="string">
            <text:p text:style-name="P16">Art. <text:s/>7º)</text:p>
          </table:table-cell>
          <table:table-cell table:style-name="Tabla1.A1" office:value-type="string">
            <text:p text:style-name="P28">Se abrogan las Ordenanzas 58-C-85 y 415-CM-90.</text:p>
            <text:p text:style-name="P28"/>
          </table:table-cell>
        </table:table-row>
        <table:table-row table:style-name="Tabla1.1">
          <table:table-cell table:style-name="Tabla1.A1" office:value-type="string">
            <text:p text:style-name="P16">Art. <text:s/>8º)</text:p>
          </table:table-cell>
          <table:table-cell table:style-name="Tabla1.A1" office:value-type="string">
            <text:p text:style-name="P28">Comuníquese. Publíquese en el Boletín Oficial. Tómese razón. Cumplido, archívese.</text:p>
            <text:p text:style-name="P28"/>
          </table:table-cell>
        </table:table-row>
      </table:table>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face style:name="Times New Roman1" svg:font-family="'Times New Roman'" style:font-family-generic="roman"/>
    <style:font-face style:name="Arial-BoldMT" svg:font-family="Arial-BoldMT, Arial" style:font-family-generic="swis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4"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draw:frame draw:style-name="Mfr1" draw:name="gráficos2" text:anchor-type="char" svg:x="-0.953cm" svg:y="-0.12cm" svg:width="6.976cm" svg:height="2.526cm" draw:z-index="2"><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2"/>
        <text:p text:style-name="MP3"><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3"><text:span text:style-name="MT1"><text:s text:c="96"/></text:span><text:span text:style-name="MT3">(Ordenanza 2509-CM-2014)</text:span></text:p>
        <text:p text:style-name="MP4"/>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5-06T11:24:54</dc:date>
    <meta:print-date>2014-05-06T11:24:47</meta:print-date>
    <meta:editing-cycles>33</meta:editing-cycles>
    <meta:editing-duration>PT34M20S</meta:editing-duration>
    <meta:generator>LibreOffice/3.5$Linux_x86 LibreOffice_project/350m1$Build-2</meta:generator>
    <meta:printed-by>Claudia </meta:printed-by>
    <meta:document-statistic meta:table-count="1" meta:image-count="1" meta:object-count="0" meta:page-count="3" meta:paragraph-count="48" meta:word-count="1146" meta:character-count="7461" meta:non-whitespace-character-count="6153"/>
    <meta:user-defined meta:name="Información 1"/>
    <meta:user-defined meta:name="Información 2"/>
    <meta:user-defined meta:name="Información 3"/>
    <meta:user-defined meta:name="Información 4"/>
  </office:meta>
</office:document-meta>
</file>